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gexFTPFileEntryParserImpl.group( int matchnu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gexFTPFileEntryParserImpl.matches( String 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gexFTPFileEntryParserImpl.getGroupsAs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gexFTPFileEntryParserImpl.getGroupC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gexFTPFileEntryParserImpl.RegexFTPFileEntryParserImpl( String reg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